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 </text:p>
          </table:table-cell>
          <table:table-cell table:style-name="ce2" office:value-type="string" calcext:value-type="string">
            <text:p>Var1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]-[.E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5.90909" calcext:value-type="float">
            <text:p>65.91</text:p>
          </table:table-cell>
          <table:table-cell office:value-type="float" office:value="2" calcext:value-type="float">
            <text:p>2</text:p>
          </table:table-cell>
          <table:table-cell office:value-type="float" office:value="65.90909" calcext:value-type="float">
            <text:p>65.91</text:p>
          </table:table-cell>
          <table:table-cell table:formula="of:=[.E2]-[.E3]" office:value-type="float" office:value="34.09091" calcext:value-type="float">
            <text:p>34.0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7.72727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47.72727" calcext:value-type="float">
            <text:p>47.73</text:p>
          </table:table-cell>
          <table:table-cell table:formula="of:=[.E3]-[.E4]" office:value-type="float" office:value="18.18182" calcext:value-type="float">
            <text:p>18.1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3.18182" calcext:value-type="float">
            <text:p>43.18</text:p>
          </table:table-cell>
          <table:table-cell office:value-type="float" office:value="4" calcext:value-type="float">
            <text:p>4</text:p>
          </table:table-cell>
          <table:table-cell office:value-type="float" office:value="43.18182" calcext:value-type="float">
            <text:p>43.18</text:p>
          </table:table-cell>
          <table:table-cell table:formula="of:=[.E4]-[.E5]" office:value-type="float" office:value="4.54545" calcext:value-type="float">
            <text:p>4.5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8.63636" calcext:value-type="float">
            <text:p>38.64</text:p>
          </table:table-cell>
          <table:table-cell office:value-type="float" office:value="5" calcext:value-type="float">
            <text:p>5</text:p>
          </table:table-cell>
          <table:table-cell office:value-type="float" office:value="38.63636" calcext:value-type="float">
            <text:p>38.64</text:p>
          </table:table-cell>
          <table:table-cell table:formula="of:=[.E5]-[.E6]" office:value-type="float" office:value="4.54546" calcext:value-type="float">
            <text:p>4.5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5.22727" calcext:value-type="float">
            <text:p>35.23</text:p>
          </table:table-cell>
          <table:table-cell office:value-type="float" office:value="6" calcext:value-type="float">
            <text:p>6</text:p>
          </table:table-cell>
          <table:table-cell office:value-type="float" office:value="35.22727" calcext:value-type="float">
            <text:p>35.23</text:p>
          </table:table-cell>
          <table:table-cell table:formula="of:=[.E6]-[.E7]" office:value-type="float" office:value="3.40909000000001" calcext:value-type="float">
            <text:p>3.4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40909" calcext:value-type="float">
            <text:p>28.41</text:p>
          </table:table-cell>
          <table:table-cell office:value-type="float" office:value="7" calcext:value-type="float">
            <text:p>7</text:p>
          </table:table-cell>
          <table:table-cell office:value-type="float" office:value="28.40909" calcext:value-type="float">
            <text:p>28.41</text:p>
          </table:table-cell>
          <table:table-cell table:formula="of:=[.E7]-[.E8]" office:value-type="float" office:value="6.81818" calcext:value-type="float">
            <text:p>6.8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13636" calcext:value-type="float">
            <text:p>26.14</text:p>
          </table:table-cell>
          <table:table-cell office:value-type="float" office:value="8" calcext:value-type="float">
            <text:p>8</text:p>
          </table:table-cell>
          <table:table-cell office:value-type="float" office:value="26.13636" calcext:value-type="float">
            <text:p>26.14</text:p>
          </table:table-cell>
          <table:table-cell table:formula="of:=[.E8]-[.E9]" office:value-type="float" office:value="2.27273" calcext:value-type="float">
            <text:p>2.2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E9]-[.E10]" office:value-type="float" office:value="1.13636" calcext:value-type="float">
            <text:p>1.1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.18182" calcext:value-type="float">
            <text:p>18.18</text:p>
          </table:table-cell>
          <table:table-cell office:value-type="float" office:value="10" calcext:value-type="float">
            <text:p>10</text:p>
          </table:table-cell>
          <table:table-cell office:value-type="float" office:value="18.18182" calcext:value-type="float">
            <text:p>18.18</text:p>
          </table:table-cell>
          <table:table-cell table:formula="of:=[.E10]-[.E11]" office:value-type="float" office:value="6.81818" calcext:value-type="float">
            <text:p>6.82</text:p>
          </table:table-cell>
        </table:table-row>
        <table:table-row table:style-name="ro1">
          <table:table-cell table:style-name="Default" table:number-columns-repeated="5"/>
          <table:table-cell table:formula="of:=[.E11]-[.E12]" office:value-type="float" office:value="18.18182" calcext:value-type="float">
            <text:p>18.18</text:p>
          </table:table-cell>
        </table:table-row>
        <table:table-row table:style-name="ro1">
          <table:table-cell table:style-name="Default" table:number-columns-repeated="5"/>
          <table:table-cell table:formula="of:=[.E12]-[.E13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formula="of:=[.E13]-[.E14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formula="of:=[.E14]-[.E15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formula="of:=[.E15]-[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ce2" office:value-type="string" calcext:value-type="string">
            <text:p>Var1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formula="of:=[.E16]-[.E17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7]-[.E18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.72464" calcext:value-type="float">
            <text:p>50.72</text:p>
          </table:table-cell>
          <table:table-cell office:value-type="float" office:value="2" calcext:value-type="float">
            <text:p>2</text:p>
          </table:table-cell>
          <table:table-cell office:value-type="float" office:value="50.72464" calcext:value-type="float">
            <text:p>50.72</text:p>
          </table:table-cell>
          <table:table-cell table:formula="of:=[.E18]-[.E19]" office:value-type="float" office:value="49.27536" calcext:value-type="float">
            <text:p>49.2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3.47826" calcext:value-type="float">
            <text:p>43.48</text:p>
          </table:table-cell>
          <table:table-cell office:value-type="float" office:value="3" calcext:value-type="float">
            <text:p>3</text:p>
          </table:table-cell>
          <table:table-cell office:value-type="float" office:value="43.47826" calcext:value-type="float">
            <text:p>43.48</text:p>
          </table:table-cell>
          <table:table-cell table:formula="of:=[.E19]-[.E20]" office:value-type="float" office:value="7.24638" calcext:value-type="float">
            <text:p>7.2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0.57971" calcext:value-type="float">
            <text:p>40.58</text:p>
          </table:table-cell>
          <table:table-cell office:value-type="float" office:value="4" calcext:value-type="float">
            <text:p>4</text:p>
          </table:table-cell>
          <table:table-cell office:value-type="float" office:value="40.57971" calcext:value-type="float">
            <text:p>40.58</text:p>
          </table:table-cell>
          <table:table-cell table:formula="of:=[.E20]-[.E21]" office:value-type="float" office:value="2.89855" calcext:value-type="float">
            <text:p>2.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4.78261" calcext:value-type="float">
            <text:p>34.78</text:p>
          </table:table-cell>
          <table:table-cell office:value-type="float" office:value="5" calcext:value-type="float">
            <text:p>5</text:p>
          </table:table-cell>
          <table:table-cell office:value-type="float" office:value="34.78261" calcext:value-type="float">
            <text:p>34.78</text:p>
          </table:table-cell>
          <table:table-cell table:formula="of:=[.E21]-[.E22]" office:value-type="float" office:value="5.7971" calcext:value-type="float">
            <text:p>5.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.33333" calcext:value-type="float">
            <text:p>33.33</text:p>
          </table:table-cell>
          <table:table-cell office:value-type="float" office:value="6" calcext:value-type="float">
            <text:p>6</text:p>
          </table:table-cell>
          <table:table-cell office:value-type="float" office:value="33.33333" calcext:value-type="float">
            <text:p>33.33</text:p>
          </table:table-cell>
          <table:table-cell table:formula="of:=[.E22]-[.E23]" office:value-type="float" office:value="1.44928" calcext:value-type="float">
            <text:p>1.4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1.88406" calcext:value-type="float">
            <text:p>31.88</text:p>
          </table:table-cell>
          <table:table-cell office:value-type="float" office:value="7" calcext:value-type="float">
            <text:p>7</text:p>
          </table:table-cell>
          <table:table-cell office:value-type="float" office:value="31.88406" calcext:value-type="float">
            <text:p>31.88</text:p>
          </table:table-cell>
          <table:table-cell table:formula="of:=[.E23]-[.E24]" office:value-type="float" office:value="1.44927" calcext:value-type="float">
            <text:p>1.4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53623" calcext:value-type="float">
            <text:p>27.54</text:p>
          </table:table-cell>
          <table:table-cell office:value-type="float" office:value="8" calcext:value-type="float">
            <text:p>8</text:p>
          </table:table-cell>
          <table:table-cell office:value-type="float" office:value="27.53623" calcext:value-type="float">
            <text:p>27.54</text:p>
          </table:table-cell>
          <table:table-cell table:formula="of:=[.E24]-[.E25]" office:value-type="float" office:value="4.34783" calcext:value-type="float">
            <text:p>4.3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73913" calcext:value-type="float">
            <text:p>21.74</text:p>
          </table:table-cell>
          <table:table-cell office:value-type="float" office:value="9" calcext:value-type="float">
            <text:p>9</text:p>
          </table:table-cell>
          <table:table-cell office:value-type="float" office:value="21.73913" calcext:value-type="float">
            <text:p>21.74</text:p>
          </table:table-cell>
          <table:table-cell table:formula="of:=[.E25]-[.E26]" office:value-type="float" office:value="5.7971" calcext:value-type="float">
            <text:p>5.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.04348" calcext:value-type="float">
            <text:p>13.04</text:p>
          </table:table-cell>
          <table:table-cell office:value-type="float" office:value="10" calcext:value-type="float">
            <text:p>10</text:p>
          </table:table-cell>
          <table:table-cell office:value-type="float" office:value="13.04348" calcext:value-type="float">
            <text:p>13.04</text:p>
          </table:table-cell>
          <table:table-cell table:formula="of:=[.E26]-[.E27]" office:value-type="float" office:value="8.69565" calcext:value-type="float">
            <text:p>8.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4:17:58.4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4M49S</meta:editing-duration>
    <meta:editing-cycles>3</meta:editing-cycles>
    <meta:generator>LibreOffice/4.4.2.2$Windows_x86 LibreOffice_project/c4c7d32d0d49397cad38d62472b0bc8acff48dd6</meta:generator>
    <dc:date>2015-07-22T18:22:27.522000000</dc:date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